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2aaf66" officeooo:paragraph-rsid="00254a13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ad702" officeooo:paragraph-rsid="002ad702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d6812" style:font-name-asian="Arial3" style:font-size-asian="12pt" style:font-style-asian="normal" style:font-weight-asian="normal" style:font-name-complex="Arial3" style:font-size-complex="12pt" style:text-emphasize="none"/>
    </style:style>
    <style:style style:name="P2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paragraph-rsid="002aaf66" style:font-size-asian="12pt" style:font-size-complex="12pt"/>
    </style:style>
    <style:style style:name="P2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en" fo:country="GB" officeooo:rsid="002aaf66" officeooo:paragraph-rsid="002ad702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2ad702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af66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d702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bfea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d6812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af66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d702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bfea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d6812" style:font-style-asian="normal" style:font-weight-asian="normal" style:text-emphasize="none"/>
    </style:style>
    <style:style style:name="T15" style:family="text">
      <style:text-properties fo:color="#000000" loext:opacity="100%" style:font-name="Arial2" fo:font-size="12pt" style:text-underline-style="none" fo:font-weight="normal" officeooo:rsid="002ad702" style:font-name-asian="Arial3" style:font-size-asian="12pt" style:font-weight-asian="normal" style:font-name-complex="Arial3" style:font-size-complex="12pt" style:font-weight-complex="normal"/>
    </style:style>
    <style:style style:name="T16" style:family="text">
      <style:text-properties fo:color="#000000" loext:opacity="100%" style:font-name="Arial2" fo:font-size="12pt" style:text-underline-style="none" fo:font-weight="normal" officeooo:rsid="002d6812" style:font-name-asian="Arial3" style:font-size-asian="12pt" style:font-weight-asian="normal" style:font-name-complex="Arial3" style:font-size-complex="12pt" style:font-weight-complex="normal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style:font-name="Arial2" fo:language="en" fo:country="GB" officeooo:rsid="002aaf66"/>
    </style:style>
    <style:style style:name="T22" style:family="text">
      <style:text-properties fo:font-variant="normal" fo:text-transform="none" fo:color="#000000" loext:opacity="100%" style:font-name="Arial2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Arial2" fo:font-size="12pt" fo:letter-spacing="normal" fo:font-style="normal" fo:font-weight="normal" officeooo:rsid="002ad702" style:font-size-asian="12pt" style:font-size-complex="12pt"/>
    </style:style>
    <style:style style:name="T24" style:family="text">
      <style:text-properties officeooo:rsid="002d68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23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<text:span text:style-name="T21">Cart - </text:span><text:span text:style-name="T10">the item</text:span><text:span text:style-name="T14">(s)</text:span><text:span text:style-name="T10"> added to the cart </text:span><text:span text:style-name="T14">by</text:span><text:span text:style-name="T10"> user 1 remain</text:span><text:span text:style-name="T13">s</text:span><text:span text:style-name="T10"> in the basket</text:span><text:span text:style-name="T11"> </text:span><text:span text:style-name="T14">for</text:span><text:span text:style-name="T11"> user 2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3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4"><text:span text:style-name="T4">25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18">1</text:span></text:p>
          </table:table-cell>
        </table:table-row>
      </table:table>
      <text:p text:style-name="P1"/>
      <text:p text:style-name="P1"/>
      <text:p text:style-name="P10">Description</text:p>
      <text:p text:style-name="P27"><text:span text:style-name="T6">When add</text:span><text:span text:style-name="T8">ing</text:span><text:span text:style-name="T6"> an item and log</text:span><text:span text:style-name="T9">ging-</text:span><text:span text:style-name="T6">out</text:span><text:span text:style-name="T7"> </text:span><text:span text:style-name="T6">with </text:span><text:span text:style-name="T7">one user</text:span><text:span text:style-name="T6"> and log</text:span><text:span text:style-name="T9">ging-in</text:span><text:span text:style-name="T6"> with other user the </text:span><text:span text:style-name="T7">item</text:span><text:span text:style-name="T9">(s)</text:span><text:span text:style-name="T7"> added to the cart remain</text:span><text:span text:style-name="T9">s</text:span><text:span text:style-name="T7"> in the basket.</text:span></text:p>
      <text:p text:style-name="P18"/>
      <text:p text:style-name="P14"/>
      <text:p text:style-name="P10">Steps to reproduce</text:p>
      <text:p text:style-name="P19">1. access site www.saucedemo.com in Chrome </text:p>
      <text:p text:style-name="P26"><text:span text:style-name="T10">2. insert valid data for user 1 in field “Username”</text:span><text:span text:style-name="T12"> (problem_user)</text:span></text:p>
      <text:p text:style-name="P26"><text:span text:style-name="T10">3. insert valid data for user 1 in field “Password”</text:span><text:span text:style-name="T12"> (secret_sauce)</text:span></text:p>
      <text:p text:style-name="P21">4. press “Login” button</text:p>
      <text:p text:style-name="P21">5. add to cart one item</text:p>
      <text:p text:style-name="P21">6. click “Logout” from menu button from Home page</text:p>
      <text:p text:style-name="P26"><text:span text:style-name="T10">7. insert valid data for user 2 in field “Username”</text:span><text:span text:style-name="T12"> (standard_user)</text:span></text:p>
      <text:p text:style-name="P26"><text:span text:style-name="T10">8. insert valid data for user 2 in field “Password”</text:span><text:span text:style-name="T12"> (secret_sauce)</text:span></text:p>
      <text:p text:style-name="P21">9. press “Login” button</text:p>
      <text:p text:style-name="P21">10.click the icon of the cart</text:p>
      <text:p text:style-name="P17"/>
      <text:p text:style-name="P10">Expected result</text:p>
      <text:p text:style-name="P22"><text:span text:style-name="T24">When</text:span> user 2<text:span text:style-name="T24"> logins</text:span>, the item added to the cart <text:span text:style-name="T24">by</text:span> user 1 <text:span text:style-name="T24">is not</text:span> in the basket an<text:span text:style-name="T24">d</text:span> the cart is empty.</text:p>
      <text:p text:style-name="P15"/>
      <text:p text:style-name="P16"/>
      <text:p text:style-name="P10">Actual result</text:p>
      <text:p text:style-name="P20"><text:span text:style-name="T24">When</text:span> user 2<text:span text:style-name="T24"> logins</text:span>, the item added to the cart <text:span text:style-name="T24">by</text:span> user 1 <text:span text:style-name="T24">is</text:span> in the basket an<text:span text:style-name="T24">d</text:span> the cart is<text:span text:style-name="T24"> not</text:span> empty.</text:p>
      <text:p text:style-name="P10"><text:soft-page-break/>Notes</text:p>
      <text:p text:style-name="P28"><text:span text:style-name="T15">The bug reproduces for all user</text:span><text:span text:style-name="T16">s</text:span><text:span text:style-name="T15"> (where login and logout can be done): </text:span><text:span text:style-name="T22">standard_user</text:span><text:span text:style-name="T23">, </text:span><text:span text:style-name="T22">problem_user</text:span><text:span text:style-name="T23">, </text:span><text:span text:style-name="T22">performance_glitch_user</text:span><text:span text:style-name="T23">, </text:span><text:span text:style-name="T22">error_user</text:span><text:span text:style-name="T23">, </text:span><text:span text:style-name="T22">visual_user</text:span><text:span text:style-name="T23">.</text:span></text:p>
      <text:p text:style-name="P12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5</meta:editing-cycles>
    <meta:creation-date>2024-02-05T18:33:00</meta:creation-date>
    <dc:date>2024-05-04T17:21:05.930000000</dc:date>
    <meta:editing-duration>PT1H34M22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2" meta:word-count="229" meta:character-count="1324" meta:non-whitespace-character-count="1131"/>
    <meta:user-defined meta:name="AppVersion">16.0000</meta:user-defined>
    <meta:template xlink:type="simple" xlink:actuate="onRequest" xlink:title="Normal" xlink:href=""/>
  </office:meta>
</office:document-meta>
</file>